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0000000FDA568B553BF95FF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.635cm" draw:z-index="0"><draw:image xlink:href="Pictures/1000000100000660000000FDA568B553BF95FF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39:49.554178238</meta:creation-date>
    <dc:date>2023-11-03T22:41:09.697391833</dc:date>
    <meta:editing-duration>PT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